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air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gthPairProperty.getLength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New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airProperty.setComponent( int cmpId , Property cmpnValue , boolean bIsDe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gthPairProperty.get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airProperty.getComponent( int cm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ngthPairProperty.LengthPai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airProperty.LengthPairProperty( Property ipd , Property b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gthPair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airProperty.LengthPairProperty( Property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airProperty.get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